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874in"/>
    </style:style>
    <style:style style:name="co2" style:family="table-column">
      <style:table-column-properties fo:break-before="auto" style:column-width="0.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map style:condition="cell-content()=0" style:apply-style-name="Zero" style:base-cell-address="Sheet1.B2"/>
      <style:map style:condition="cell-content()!=0" style:apply-style-name="NonZero" style:base-cell-address="Sheet1.B2"/>
    </style:style>
    <style:style style:name="ce2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in"/>
      <style:map style:condition="cell-content()=0" style:apply-style-name="Zero" style:base-cell-address="Sheet1.B2"/>
      <style:map style:condition="cell-content()!=0" style:apply-style-name="NonZero" style:base-cell-address="Sheet1.B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9" table:default-cell-style-name="ce1"/>
        <table:table-column table:style-name="co3" table:number-columns-repeated="2" table:default-cell-style-name="Default"/>
        <table:table-row table:style-name="ro1">
          <table:table-cell/>
          <table:table-cell table:style-name="Default" table:number-columns-repeated="19"/>
          <table:table-cell/>
          <table:table-cell office:value-type="string" calcext:value-type="string">
            <text:p>RemapIndex = {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table:formula="of:=[.I2]+1" office:value-type="float" office:value="20" calcext:value-type="float">
            <text:p>20</text:p>
          </table:table-cell>
          <table:table-cell table:formula="of:=[.J3]+1"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table:formula="of:=[.N2]+1" office:value-type="float" office:value="34" calcext:value-type="float">
            <text:p>34</text:p>
          </table:table-cell>
          <table:table-cell table:formula="of:=[.O3]+1"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table:formula="of:=[.S2]+1" office:value-type="float" office:value="48" calcext:value-type="float">
            <text:p>48</text:p>
          </table:table-cell>
          <table:table-cell table:formula="of:=[.T3]+1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/>
          <table:table-cell table:formula="of:=&quot;    &quot; &amp; COM.MICROSOFT.TEXTJOIN(&quot;, &quot;; 1; [.B2:.T2]) &amp; &quot;,&quot;" office:value-type="string" office:string-value="    0, 6, 5, 0, 0, 0, 20, 19, 0, 0, 0, 34, 33, 0, 0, 0, 48, 47, 0," calcext:value-type="string">
            <text:p><text:s text:c="4"/>0, 6, 5, 0, 0, 0, 20, 19, 0, 0, 0, 34, 33, 0, 0, 0, 48, 47, 0,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2]+1"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]+1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M2]+1"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O4]+1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R2]+1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T4]+1" office:value-type="float" office:value="46" calcext:value-type="float">
            <text:p>46</text:p>
          </table:table-cell>
          <table:table-cell/>
          <table:table-cell table:formula="of:=&quot;    &quot; &amp; COM.MICROSOFT.TEXTJOIN(&quot;, &quot;; 1; [.B3:.T3]) &amp; &quot;,&quot;" office:value-type="string" office:string-value="    7, 0, 0, 4, 0, 21, 0, 0, 18, 0, 35, 0, 0, 32, 0, 49, 0, 0, 46," calcext:value-type="string">
            <text:p><text:s text:c="4"/>7, 0, 0, 4, 0, 21, 0, 0, 18, 0, 35, 0, 0, 32, 0, 49, 0, 0, 46,</text:p>
          </table:table-cell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G3]+1"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5]+1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L3]+1"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5]+1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Q3]+1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S5]+1" office:value-type="float" office:value="45" calcext:value-type="float">
            <text:p>45</text:p>
          </table:table-cell>
          <table:table-cell/>
          <table:table-cell table:formula="of:=&quot;    &quot; &amp; COM.MICROSOFT.TEXTJOIN(&quot;, &quot;; 1; [.B4:.T4]) &amp; &quot;,&quot;" office:value-type="string" office:string-value="    8, 0, 0, 3, 0, 22, 0, 0, 17, 0, 36, 0, 0, 31, 0, 50, 0, 0, 45," calcext:value-type="string">
            <text:p><text:s text:c="4"/>8, 0, 0, 3, 0, 22, 0, 0, 17, 0, 36, 0, 0, 31, 0, 50, 0, 0, 45,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G10]" office:value-type="float" office:value="15" calcext:value-type="float">
            <text:p>15</text:p>
          </table:table-cell>
          <table:table-cell table:formula="of:=[.H5]+1"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L10]" office:value-type="float" office:value="29" calcext:value-type="float">
            <text:p>29</text:p>
          </table:table-cell>
          <table:table-cell table:formula="of:=[.M5]+1"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Q10]" office:value-type="float" office:value="43" calcext:value-type="float">
            <text:p>43</text:p>
          </table:table-cell>
          <table:table-cell table:formula="of:=[.R5]+1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/>
          <table:table-cell table:formula="of:=&quot;    &quot; &amp; COM.MICROSOFT.TEXTJOIN(&quot;, &quot;; 1; [.B5:.T5]) &amp; &quot;,&quot;" office:value-type="string" office:string-value="    0, 1, 2, 0, 0, 0, 15, 16, 0, 0, 0, 29, 30, 0, 0, 0, 43, 44, 0," calcext:value-type="string">
            <text:p><text:s text:c="4"/>0, 1, 2, 0, 0, 0, 15, 16, 0, 0, 0, 29, 30, 0, 0, 0, 43, 44, 0,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G4]+1"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7]+1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L4]+1"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O7]+1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Q4]+1"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T7]+1" office:value-type="float" office:value="56" calcext:value-type="float">
            <text:p>56</text:p>
          </table:table-cell>
          <table:table-cell/>
          <table:table-cell table:formula="of:=&quot;    &quot; &amp; COM.MICROSOFT.TEXTJOIN(&quot;, &quot;; 1; [.B6:.T6]) &amp; &quot;,&quot;" office:value-type="string" office:string-value="    9, 0, 0, 14, 0, 23, 0, 0, 28, 0, 37, 0, 0, 42, 0, 51, 0, 0, 56," calcext:value-type="string">
            <text:p><text:s text:c="4"/>9, 0, 0, 14, 0, 23, 0, 0, 28, 0, 37, 0, 0, 42, 0, 51, 0, 0, 56,</text:p>
          </table:table-cell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G6]+1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8]+1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L6]+1"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8]+1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Q6]+1"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S8]+1" office:value-type="float" office:value="55" calcext:value-type="float">
            <text:p>55</text:p>
          </table:table-cell>
          <table:table-cell/>
          <table:table-cell table:formula="of:=&quot;    &quot; &amp; COM.MICROSOFT.TEXTJOIN(&quot;, &quot;; 1; [.B7:.T7]) &amp; &quot;,&quot;" office:value-type="string" office:string-value="    10, 0, 0, 13, 0, 24, 0, 0, 27, 0, 38, 0, 0, 41, 0, 52, 0, 0, 55," calcext:value-type="string">
            <text:p><text:s text:c="4"/>10, 0, 0, 13, 0, 24, 0, 0, 27, 0, 38, 0, 0, 41, 0, 52, 0, 0, 55,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G7]+1" office:value-type="float" office:value="25" calcext:value-type="float">
            <text:p>25</text:p>
          </table:table-cell>
          <table:table-cell table:formula="of:=[.H8]+1"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L7]+1" office:value-type="float" office:value="39" calcext:value-type="float">
            <text:p>39</text:p>
          </table:table-cell>
          <table:table-cell table:formula="of:=[.M8]+1"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Q7]+1" office:value-type="float" office:value="53" calcext:value-type="float">
            <text:p>53</text:p>
          </table:table-cell>
          <table:table-cell table:formula="of:=[.R8]+1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/>
          <table:table-cell table:formula="of:=&quot;    &quot; &amp; COM.MICROSOFT.TEXTJOIN(&quot;, &quot;; 1; [.B8:.T8]) &amp; &quot;,&quot;" office:value-type="string" office:string-value="    0, 11, 12, 0, 0, 0, 25, 26, 0, 0, 0, 39, 40, 0, 0, 0, 53, 54, 0," calcext:value-type="string">
            <text:p><text:s text:c="4"/>0, 11, 12, 0, 0, 0, 25, 26, 0, 0, 0, 39, 40, 0, 0, 0, 53, 54, 0,</text:p>
          </table:table-cell>
        </table:table-row>
        <table:table-row table:style-name="ro1">
          <table:table-cell/>
          <table:table-cell table:style-name="Default" table:number-columns-repeated="19"/>
          <table:table-cell/>
          <table:table-cell office:value-type="string" calcext:value-type="string">
            <text:p>};</text:p>
          </table:table-cell>
        </table:table-row>
        <table:table-row table:style-name="ro1">
          <table:table-cell office:value-type="string" calcext:value-type="string">
            <text:p>Start</text:p>
          </table:table-cell>
          <table:table-cell table:style-name="Default" office:value-type="string" calcext:value-type="string">
            <text:p>-</text:p>
          </table:table-cell>
          <table:table-cell table:style-name="Default" table:number-columns-repeated="4"/>
          <table:table-cell table:style-name="Default" office:value-type="float" office:value="15" calcext:value-type="float">
            <text:p>15</text:p>
          </table:table-cell>
          <table:table-cell table:style-name="Default" table:number-columns-repeated="4"/>
          <table:table-cell table:style-name="Default" office:value-type="float" office:value="29" calcext:value-type="float">
            <text:p>29</text:p>
          </table:table-cell>
          <table:table-cell table:style-name="Default" table:number-columns-repeated="4"/>
          <table:table-cell table:style-name="Default" office:value-type="float" office:value="43" calcext:value-type="float">
            <text:p>43</text:p>
          </table:table-cell>
          <table:table-cell table:style-name="Default" table:number-columns-repeated="3"/>
          <table:table-cell table:number-columns-repeated="2"/>
        </table:table-row>
        <calcext:conditional-formats>
          <calcext:conditional-format calcext:target-range-address="Sheet1.B2:Sheet1.T8">
            <calcext:condition calcext:apply-style-name="Zero" calcext:value="=0" calcext:base-cell-address="Sheet1.B2"/>
            <calcext:condition calcext:apply-style-name="NonZero" calcext:value="!=0" calcext:base-cell-address="Sheet1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Zero" style:family="table-cell" style:parent-style-name="Default">
      <style:table-cell-properties fo:background-color="#666666" style:diagonal-bl-tr="none" style:diagonal-tl-br="none"/>
      <style:text-properties fo:color="#cccccc"/>
    </style:style>
    <style:style style:name="NonZero" style:family="table-cell" style:parent-style-name="Default">
      <style:table-cell-properties fo:background-color="#ffd428"/>
      <style:text-properties fo:font-size="12pt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27T09:46:52.688009700</meta:creation-date>
    <dc:date>2025-12-27T14:39:17.025117500</dc:date>
    <meta:editing-duration>PT4H52M31S</meta:editing-duration>
    <meta:editing-cycles>6</meta:editing-cycles>
    <meta:generator>LibreOffice/25.8.3.2$Windows_X86_64 LibreOffice_project/8ca8d55c161d602844f5428fa4b58097424e324e</meta:generator>
    <meta:document-statistic meta:table-count="1" meta:cell-count="147" meta:object-count="0"/>
  </office:meta>
</office:document-meta>
</file>